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70cb" officeooo:paragraph-rsid="000570cb"/>
    </style:style>
    <style:style style:name="P2" style:family="paragraph" style:parent-style-name="Text_20_body">
      <style:text-properties officeooo:paragraph-rsid="000570cb"/>
    </style:style>
    <style:style style:name="P3" style:family="paragraph" style:parent-style-name="Text_20_body">
      <style:paragraph-properties fo:text-align="justify" style:justify-single-word="false"/>
      <style:text-properties officeooo:rsid="00062661" officeooo:paragraph-rsid="000570cb"/>
    </style:style>
    <style:style style:name="P4" style:family="paragraph" style:parent-style-name="Text_20_body">
      <style:paragraph-properties fo:text-align="justify" style:justify-single-word="false"/>
      <style:text-properties officeooo:paragraph-rsid="00062661"/>
    </style:style>
    <style:style style:name="P5" style:family="paragraph" style:parent-style-name="Text_20_body">
      <style:paragraph-properties fo:text-align="justify" style:justify-single-word="false"/>
      <style:text-properties officeooo:paragraph-rsid="000570cb"/>
    </style:style>
    <style:style style:name="P6" style:family="paragraph" style:parent-style-name="Text_20_body">
      <style:paragraph-properties fo:text-align="justify" style:justify-single-word="false"/>
      <style:text-properties officeooo:paragraph-rsid="00080cfd"/>
    </style:style>
    <style:style style:name="P7" style:family="paragraph" style:parent-style-name="Text_20_body">
      <style:text-properties officeooo:rsid="00080cfd" officeooo:paragraph-rsid="00080cfd"/>
    </style:style>
    <style:style style:name="P8" style:family="paragraph" style:parent-style-name="Text_20_body">
      <style:paragraph-properties fo:text-align="justify" style:justify-single-word="false"/>
      <style:text-properties officeooo:rsid="00080cfd" officeooo:paragraph-rsid="00080cfd"/>
    </style:style>
    <style:style style:name="P9" style:family="paragraph" style:parent-style-name="Text_20_body">
      <style:text-properties officeooo:paragraph-rsid="00080cfd"/>
    </style:style>
    <style:style style:name="P10" style:family="paragraph" style:parent-style-name="Text_20_body">
      <style:text-properties officeooo:rsid="000c50bb" officeooo:paragraph-rsid="000c50bb"/>
    </style:style>
    <style:style style:name="P11" style:family="paragraph" style:parent-style-name="Text_20_body">
      <style:paragraph-properties fo:text-align="justify" style:justify-single-word="false"/>
      <style:text-properties officeooo:rsid="000c50bb" officeooo:paragraph-rsid="000c50bb"/>
    </style:style>
    <style:style style:name="P12" style:family="paragraph" style:parent-style-name="Text_20_body">
      <style:text-properties officeooo:paragraph-rsid="000c50bb"/>
    </style:style>
    <style:style style:name="P13" style:family="paragraph" style:parent-style-name="Text_20_body">
      <style:text-properties fo:font-size="22pt" style:font-size-asian="22pt" style:font-size-complex="22pt"/>
    </style:style>
    <style:style style:name="P14" style:family="paragraph" style:parent-style-name="Text_20_body">
      <style:paragraph-properties fo:text-align="center" style:justify-single-word="false"/>
      <style:text-properties fo:font-size="22pt" officeooo:rsid="000e00c0" officeooo:paragraph-rsid="000e00c0" style:font-size-asian="22pt" style:font-size-complex="22pt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Title">
      <style:text-properties fo:font-size="22pt" style:font-size-asian="22pt" style:font-size-complex="22pt"/>
    </style:style>
    <style:style style:name="P19" style:family="paragraph" style:parent-style-name="Title">
      <style:text-properties officeooo:paragraph-rsid="000fdd56"/>
    </style:style>
    <style:style style:name="P20" style:family="paragraph" style:parent-style-name="Heading_20_1">
      <style:text-properties officeooo:paragraph-rsid="000570cb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rsid="000570cb" officeooo:paragraph-rsid="000570cb"/>
    </style:style>
    <style:style style:name="P23" style:family="paragraph" style:parent-style-name="Heading_20_2">
      <style:text-properties officeooo:paragraph-rsid="00080cfd"/>
    </style:style>
    <style:style style:name="P24" style:family="paragraph" style:parent-style-name="Heading_20_3">
      <style:text-properties officeooo:paragraph-rsid="00080cfd"/>
    </style:style>
    <style:style style:name="P25" style:family="paragraph" style:parent-style-name="Heading_20_3">
      <style:text-properties officeooo:rsid="000c50bb" officeooo:paragraph-rsid="000c50bb"/>
    </style:style>
    <style:style style:name="P26" style:family="paragraph" style:parent-style-name="Text_20_body" style:list-style-name="L1">
      <style:text-properties officeooo:rsid="00080cfd" officeooo:paragraph-rsid="00080cfd"/>
    </style:style>
    <style:style style:name="P27" style:family="paragraph" style:parent-style-name="Text_20_body" style:list-style-name="L2">
      <style:text-properties officeooo:rsid="00080cfd" officeooo:paragraph-rsid="00080cfd"/>
    </style:style>
    <style:style style:name="P28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062661"/>
    </style:style>
    <style:style style:name="T2" style:family="text">
      <style:text-properties officeooo:rsid="00080cfd"/>
    </style:style>
    <style:style style:name="T3" style:family="text">
      <style:text-properties officeooo:rsid="000c50bb"/>
    </style:style>
    <style:style style:name="T4" style:family="text">
      <style:text-properties officeooo:rsid="000fdd56"/>
    </style:style>
    <style:style style:name="T5" style:family="text">
      <style:text-properties officeooo:rsid="0010eff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080cfd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080cf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ocumento:</text:p>
      <text:p text:style-name="P19"><text:s/>Requisitos <text:span text:style-name="T4">do Sistema</text:span></text:p>
      <text:p text:style-name="Title"/>
      <text:p text:style-name="P18">Plataforma Online: Museu da Fauna e Flora</text:p>
      <text:p text:style-name="P13"/>
      <text:p text:style-name="P14">Versão 1.2</text:p>
      <text:p text:style-name="P14">Março 2014</text:p>
      <text:p text:style-name="Title"/>
      <text:h text:style-name="P21" text:outline-level="1">Índice</text:h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5"><text:a xlink:type="simple" xlink:href="#__RefHeading__1390_170645965" text:style-name="Index_20_Link" text:visited-style-name="Index_20_Link">Introdução<text:tab/>3</text:a></text:p>
          <text:p text:style-name="P16"><text:a xlink:type="simple" xlink:href="#__RefHeading__1608_170645965" text:style-name="Index_20_Link" text:visited-style-name="Index_20_Link">Propósito<text:tab/>3</text:a></text:p>
          <text:p text:style-name="P16"><text:a xlink:type="simple" xlink:href="#__RefHeading__278_690173536" text:style-name="Index_20_Link" text:visited-style-name="Index_20_Link">Escopo do Produto<text:tab/>3</text:a></text:p>
          <text:p text:style-name="P16"><text:a xlink:type="simple" xlink:href="#__RefHeading__280_690173536" text:style-name="Index_20_Link" text:visited-style-name="Index_20_Link">Visão Geral do Documento de Requisitos<text:tab/>3</text:a></text:p>
          <text:p text:style-name="P15"><text:a xlink:type="simple" xlink:href="#__RefHeading__1392_170645965" text:style-name="Index_20_Link" text:visited-style-name="Index_20_Link">Descrição Geral<text:tab/>3</text:a></text:p>
          <text:p text:style-name="P16"><text:a xlink:type="simple" xlink:href="#__RefHeading__282_690173536" text:style-name="Index_20_Link" text:visited-style-name="Index_20_Link">Perspectiva do Sistema<text:tab/>3</text:a></text:p>
          <text:p text:style-name="P16"><text:a xlink:type="simple" xlink:href="#__RefHeading__284_690173536" text:style-name="Index_20_Link" text:visited-style-name="Index_20_Link">Funções do Produto<text:tab/>4</text:a></text:p>
          <text:p text:style-name="P16"><text:a xlink:type="simple" xlink:href="#__RefHeading__286_690173536" text:style-name="Index_20_Link" text:visited-style-name="Index_20_Link">Características dos Usuários<text:tab/>4</text:a></text:p>
          <text:p text:style-name="P16"><text:a xlink:type="simple" xlink:href="#__RefHeading__288_690173536" text:style-name="Index_20_Link" text:visited-style-name="Index_20_Link">Suposições e Dependências<text:tab/>4</text:a></text:p>
          <text:p text:style-name="P15"><text:a xlink:type="simple" xlink:href="#__RefHeading__1610_170645965" text:style-name="Index_20_Link" text:visited-style-name="Index_20_Link">Requisitos Específicos<text:tab/>4</text:a></text:p>
          <text:p text:style-name="P16"><text:a xlink:type="simple" xlink:href="#__RefHeading__290_690173536" text:style-name="Index_20_Link" text:visited-style-name="Index_20_Link">Interfaces Externas<text:tab/>4</text:a></text:p>
          <text:p text:style-name="P17"><text:a xlink:type="simple" xlink:href="#__RefHeading__292_690173536" text:style-name="Index_20_Link" text:visited-style-name="Index_20_Link">Interfaces com os Usuários<text:tab/>4</text:a></text:p>
          <text:p text:style-name="P17"><text:a xlink:type="simple" xlink:href="#__RefHeading__294_690173536" text:style-name="Index_20_Link" text:visited-style-name="Index_20_Link">Interfaces de Comunicação<text:tab/>4</text:a></text:p>
          <text:p text:style-name="P16"><text:a xlink:type="simple" xlink:href="#__RefHeading__296_690173536" text:style-name="Index_20_Link" text:visited-style-name="Index_20_Link">Requisitos Funcionais<text:tab/>5</text:a></text:p>
          <text:p text:style-name="P16"><text:a xlink:type="simple" xlink:href="#__RefHeading__298_690173536" text:style-name="Index_20_Link" text:visited-style-name="Index_20_Link">Requisitos Não Funcionais<text:tab/>5</text:a></text:p>
          <text:p text:style-name="P17"><text:a xlink:type="simple" xlink:href="#__RefHeading__300_690173536" text:style-name="Index_20_Link" text:visited-style-name="Index_20_Link">Desempenho<text:tab/>5</text:a></text:p>
          <text:p text:style-name="P17"><text:a xlink:type="simple" xlink:href="#__RefHeading__302_690173536" text:style-name="Index_20_Link" text:visited-style-name="Index_20_Link">Confiabilidade<text:tab/>5</text:a></text:p>
          <text:p text:style-name="P17"><text:a xlink:type="simple" xlink:href="#__RefHeading__304_690173536" text:style-name="Index_20_Link" text:visited-style-name="Index_20_Link">Disponibilidade<text:tab/>5</text:a></text:p>
          <text:p text:style-name="P17"><text:a xlink:type="simple" xlink:href="#__RefHeading__306_690173536" text:style-name="Index_20_Link" text:visited-style-name="Index_20_Link">Segurança<text:tab/>5</text:a></text:p>
          <text:p text:style-name="P17"><text:a xlink:type="simple" xlink:href="#__RefHeading__308_690173536" text:style-name="Index_20_Link" text:visited-style-name="Index_20_Link">Manutenibilidade<text:tab/>6</text:a></text:p>
          <text:p text:style-name="P17"><text:a xlink:type="simple" xlink:href="#__RefHeading__310_690173536" text:style-name="Index_20_Link" text:visited-style-name="Index_20_Link">Portabilidade<text:tab/>6</text:a></text:p>
        </text:index-body>
      </text:table-of-content>
      <text:p text:style-name="P1"/>
      <text:h text:style-name="P21" text:outline-level="1"><text:bookmark-start text:name="__RefHeading__1390_170645965"/>Introdução<text:bookmark-end text:name="__RefHeading__1390_170645965"/></text:h>
      <text:h text:style-name="P22" text:outline-level="2"><text:bookmark-start text:name="__RefHeading__1608_170645965"/>Propósito<text:bookmark-end text:name="__RefHeading__1608_170645965"/></text:h>
      <text:p text:style-name="P3"><text:tab/>O propósito deste documento é definir os requisitos do Portal do Museu da Fauna e Flora que tem como objetivo disseminar o acervo da Fauna e Flora presente no ICMC, sendo uma plataforma personalizável podendo ser implantada em outras instituições.</text:p>
      <text:h text:style-name="P22" text:outline-level="2"><text:bookmark-start text:name="__RefHeading__278_690173536"/>Escopo do Produto<text:bookmark-end text:name="__RefHeading__278_690173536"/></text:h>
      <text:p text:style-name="P4"><text:tab/><text:span text:style-name="T1">O Portal será uma aplicação Web, que visitantes poderão acessar e encontrar informações sobre a Fauna e Flora catalogadas, como informações, eventos e notícias sobre o Museu. Podendo ser totalmente personalizável, a fim de ser implementado em outras instituições, cada uma possuindo seu próprio museu. E também sendo um software livre, seguindo a Licença GPLv3.</text:span></text:p>
      <text:p text:style-name="P4"><text:tab/><text:span text:style-name="T1">O portal usará como meio de catalogação o sistema Memória Virtual, que é um fruto de pesquisa do Laboratório de Engenharia de Software(Labes) do ICMC, esse sistema permite a catalogação de qualquer bem histórico material ou imaterial, e possui um modulo que fornece buscas através de um webService. Os eventos e notícias do portal também ficaram armazenados em uma aplicação em PHP chamada Wordpress, uma aplicação que fornece ao usuário a montagem de um blog, existe um Plug-in sobre licença livre, que adiciona um modulo de webService no Wordpress, assim as páginas, eventos e notícias serão armazenadas na aplicação no formato de blog, sendo acessadas por meio de um webService para o portal do Museu.</text:span></text:p>
      <text:h text:style-name="P22" text:outline-level="2"><text:bookmark-start text:name="__RefHeading__280_690173536"/>Visão Geral do Documento de Requisitos<text:bookmark-end text:name="__RefHeading__280_690173536"/></text:h>
      <text:p text:style-name="P2"><text:tab/><text:span text:style-name="T1">Nas próximas seções será mostrada uma visão geral do produto e seus requisitos.</text:span></text:p>
      <text:h text:style-name="P20" text:outline-level="1"><text:bookmark-start text:name="__RefHeading__1392_170645965"/>Descrição Geral<text:bookmark-end text:name="__RefHeading__1392_170645965"/></text:h>
      <text:h text:style-name="P22" text:outline-level="2"><text:bookmark-start text:name="__RefHeading__282_690173536"/>Perspectiva do Sistema<text:bookmark-end text:name="__RefHeading__282_690173536"/></text:h>
      <text:p text:style-name="P5"><text:tab/><text:span text:style-name="T1">O portal será implementado utilizando tecnologia java para Web, mais especificamente a especificação Java EE 7, que tem como servidor de aplicação o Glassfish, sobre licença de software livre da Oracle. </text:span></text:p>
      <text:p text:style-name="P5"><text:tab/><text:span text:style-name="T1">O portal poderá ser acessado por qualquer usuário desde que o mesmo possua acesso a URL onde estará implementado a aplicação do portal.</text:span></text:p>
      <text:p text:style-name="P5"><text:tab/><text:span text:style-name="T1">O portal acessara dois webServices, um que conterá os exemplares do Acervo de Fauna e Flora, e outro que conterá o conteúdo das páginas, eventos e notícias.</text:span></text:p>
      <text:p text:style-name="P5"><text:tab/><text:span text:style-name="T2">O Logo do portal, seu slide principal, o local dos webServices, as mensagens(todo o texto exibido no portal) e entre outras coisas, serão totalmente personalizáveis, a fim de o portal ser usado por outras instituições.</text:span></text:p>
      <text:h text:style-name="Heading_20_2" text:outline-level="2"><text:bookmark-start text:name="__RefHeading__284_690173536"/><text:soft-page-break/>Funções do Produto<text:bookmark-end text:name="__RefHeading__284_690173536"/></text:h>
      <text:p text:style-name="P28"><text:tab/><text:span text:style-name="T9">O Sistema permitirá ao visitante:</text:span></text:p>
      <text:list xml:id="list7477154813050630894" text:style-name="L1">
        <text:list-item>
          <text:p text:style-name="P26">Acessar o portal.</text:p>
        </text:list-item>
        <text:list-item>
          <text:p text:style-name="P26">Buscar por notícias e eventos.</text:p>
        </text:list-item>
        <text:list-item>
          <text:p text:style-name="P26">Buscar por exemplares no acervo.</text:p>
        </text:list-item>
        <text:list-item>
          <text:p text:style-name="P26">Navegar entre as páginas.</text:p>
        </text:list-item>
        <text:list-item>
          <text:p text:style-name="P26">Visualizar um exemplar do acervo.</text:p>
        </text:list-item>
      </text:list>
      <text:p text:style-name="P7"><text:tab/><text:span text:style-name="T8">O Sistema permitirá ao administrador:</text:span></text:p>
      <text:list xml:id="list3862482674866689891" text:style-name="L2">
        <text:list-item>
          <text:p text:style-name="P27">Personalizar totalmente o portal.</text:p>
        </text:list-item>
        <text:list-item>
          <text:p text:style-name="P27">Alterar todo o texto presente no portal.</text:p>
        </text:list-item>
      </text:list>
      <text:h text:style-name="Heading_20_2" text:outline-level="2"><text:bookmark-start text:name="__RefHeading__286_690173536"/><text:span text:style-name="T2">Características</text:span> dos Usuários<text:bookmark-end text:name="__RefHeading__286_690173536"/></text:h>
      <text:p text:style-name="P6"><text:tab/><text:span text:style-name="T2">O Sistema possui ao todo 2 tipos de usuários, sendo um usuário adicional responsável por gerenciar o conteúdo dos webServices que não estão totalmente acoplados ao sistema. Sendo o administrador e visitantes, e o adicional gerenciador de conteúdo/biólogo.</text:span></text:p>
      <text:h text:style-name="P23" text:outline-level="2"><text:bookmark-start text:name="__RefHeading__288_690173536"/>Suposições e Dependências<text:bookmark-end text:name="__RefHeading__288_690173536"/></text:h>
      <text:p text:style-name="P9"><text:tab/><text:span text:style-name="T2">O sistema poderá ser instalado em qualquer sistema que o servidor de aplicação Glassfish consiga ser instalado, e que possuo também um servidor de banco de dados PostgreSQL usado para armazenar dados de Administração e fazer cache de imagens dos webServices.</text:span></text:p>
      <text:h text:style-name="P20" text:outline-level="1"><text:bookmark-start text:name="__RefHeading__1610_170645965"/>Requisitos Específicos<text:bookmark-end text:name="__RefHeading__1610_170645965"/></text:h>
      <text:h text:style-name="P23" text:outline-level="2"><text:bookmark-start text:name="__RefHeading__290_690173536"/>Interfaces Externas<text:bookmark-end text:name="__RefHeading__290_690173536"/></text:h>
      <text:h text:style-name="Heading_20_3" text:outline-level="3"><text:bookmark-start text:name="__RefHeading__292_690173536"/>Interfaces com os Usuários<text:bookmark-end text:name="__RefHeading__292_690173536"/></text:h>
      <text:p text:style-name="P9"><text:tab/><text:span text:style-name="T2">O portal terá uma página inicial que será acessada que conterá o conteúdo atualizado com as últimas notícias, eventos e catalogações do acervo, e também uma barra superior com todas as principais páginas de acesso do portal, e um local para busca.</text:span></text:p>
      <text:h text:style-name="P24" text:outline-level="3"><text:bookmark-start text:name="__RefHeading__294_690173536"/><text:span text:style-name="T2">Interfaces</text:span> de Comunicação<text:bookmark-end text:name="__RefHeading__294_690173536"/></text:h>
      <text:p text:style-name="P9"><text:tab/><text:span text:style-name="T2">O portal possui comunicação com banco de dados PostgreSQL, e com webServices via Socket HTTP.</text:span></text:p>
      <text:h text:style-name="Heading_20_2" text:outline-level="2"><text:soft-page-break/></text:h>
      <text:h text:style-name="Heading_20_2" text:outline-level="2"><text:bookmark-start text:name="__RefHeading__296_690173536"/>Requisitos Funcionais<text:bookmark-end text:name="__RefHeading__296_690173536"/></text:h>
      <text:p text:style-name="P8"><text:tab/>RF1, o portal deve permitir a navegação para as páginas principais através de qualquer página do portal, isto é, o usuário poderá ir para qualquer página do portal através de outra página qualquer, não ficando preso e necessitando voltar a páginas anteriores.</text:p>
      <text:p text:style-name="P11"><text:tab/>RF2, o portal deve conter informações sobre eventos e notícias e permitindo a busca deste conteúdo.</text:p>
      <text:p text:style-name="P11"><text:tab/>RF3, o portal deve armazenar páginas sobre conteúdo institucional do Museu.</text:p>
      <text:p text:style-name="P11"><text:tab/>RF4, o portal deve exibir as últimas catalogações cadastradas no sistema Memória Virtual e permitir sua busca.</text:p>
      <text:p text:style-name="P11"><text:tab/>RF5, o portal terá um sistema de busca iterativo que usará um sistema de mapas para busca de exemplares do acervo.</text:p>
      <text:p text:style-name="P11"><text:tab/>RF6, o portal deverá exibir um item do acervo e todas as informações relevantes , ainda a serem definidas, cadastradas no sistema Memória Virtual.</text:p>
      <text:p text:style-name="P11"><text:tab/>RF7, o portal deve ser personalizável, a fim de outras instituições usarem o mesmo para seus próprios Museus.</text:p>
      <text:p text:style-name="P11"><text:tab/>RF8, a administração do portal deve possuir um sistema de login para personalização do portal.</text:p>
      <text:p text:style-name="P11"><text:tab/>RF9, o portal deverá armazenar informações dos visitantes do portal, a fim de ter dados estatísticos e o perfil dos visitantes para o administrador do sistema ter um controle sobre o fluxo de visitantes do portal.</text:p>
      <text:h text:style-name="Heading_20_2" text:outline-level="2"><text:bookmark-start text:name="__RefHeading__298_690173536"/>Requisitos Não Funcionais<text:bookmark-end text:name="__RefHeading__298_690173536"/></text:h>
      <text:h text:style-name="Heading_20_3" text:outline-level="3"><text:bookmark-start text:name="__RefHeading__300_690173536"/>Desempenho<text:bookmark-end text:name="__RefHeading__300_690173536"/></text:h>
      <text:p text:style-name="Text_20_body"><text:tab/><text:span text:style-name="T3">RNF1, o portal deve ser ágil e de carregamento rápido.</text:span></text:p>
      <text:h text:style-name="Heading_20_3" text:outline-level="3"><text:bookmark-start text:name="__RefHeading__302_690173536"/>Confiabilidade<text:bookmark-end text:name="__RefHeading__302_690173536"/></text:h>
      <text:p text:style-name="Text_20_body"><text:tab/><text:span text:style-name="T3">RNF2, o portal deve ser confiável, e trazer informações completas e sem erros para os visitantes do portal.</text:span></text:p>
      <text:h text:style-name="Heading_20_3" text:outline-level="3"><text:bookmark-start text:name="__RefHeading__304_690173536"/>Disponibilidade<text:bookmark-end text:name="__RefHeading__304_690173536"/></text:h>
      <text:p text:style-name="Text_20_body"><text:tab/><text:span text:style-name="T3">RNF3, o portal deve ficar online o maior tempo possível, prevenindo ataques e sobrecarga de usuários.</text:span></text:p>
      <text:h text:style-name="Heading_20_3" text:outline-level="3"><text:bookmark-start text:name="__RefHeading__306_690173536"/>Segurança<text:bookmark-end text:name="__RefHeading__306_690173536"/></text:h>
      <text:p text:style-name="P12"><text:tab/><text:span text:style-name="T3">RNF4, o sistema de login do administrador deve ser seguro e não conter falhas.</text:span></text:p>
      <text:h text:style-name="P25" text:outline-level="3"><text:bookmark-start text:name="__RefHeading__308_690173536"/><text:soft-page-break/>Manutenibilidade<text:bookmark-end text:name="__RefHeading__308_690173536"/></text:h>
      <text:p text:style-name="P10"><text:tab/>RNF5, por seguir o padrão Java EE e o Modelo MVC, a manutenibilidade do sistema deverá ser fácil e rápida.</text:p>
      <text:h text:style-name="Heading_20_3" text:outline-level="3"><text:bookmark-start text:name="__RefHeading__310_690173536"/>Portabilidade<text:bookmark-end text:name="__RefHeading__310_690173536"/></text:h>
      <text:p text:style-name="Text_20_body"><text:tab/><text:span text:style-name="T3">RNF6, o sistema trabalhará usando linguagem java e o servidor de aplicação Glassfish(baseado em java) sendo possível trabalhar em todas as plataformas que suportam a Maquiná virtual Java.</text:span></text:p>
      <text:h text:style-name="Heading_20_3" text:outline-level="3">Compatibilidade com Navegadores Web</text:h>
      <text:p text:style-name="Text_20_body"><text:tab/><text:span text:style-name="T5">RNF7, o sistema web deve ser compatível com vários clientes, sendo compativel com todos os navegadores mais usados no mercado atu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Serif1" fo:font-family="'Liberation Serif'" style:font-style-name="Negrito" style:font-family-generic="roman" style:font-pitch="variable" fo:font-size="17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0:16:22.923000000</meta:creation-date>
    <dc:date>2014-06-04T09:47:27.545000000</dc:date>
    <meta:editing-duration>PT7M46S</meta:editing-duration>
    <meta:editing-cycles>8</meta:editing-cycles>
    <meta:generator>LibreOffice/4.2.3.3$Windows_x86 LibreOffice_project/882f8a0a489bc99a9e60c7905a60226254cb6ff0</meta:generator>
    <meta:document-statistic meta:table-count="0" meta:image-count="0" meta:object-count="0" meta:page-count="6" meta:paragraph-count="87" meta:word-count="988" meta:character-count="6234" meta:non-whitespace-character-count="5308"/>
  </office:meta>
</office:document-meta>
</file>